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D59000008C925708ED744F164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37.999cm" svg:height="25.01cm" draw:z-index="0"><draw:image xlink:href="Pictures/1000000000000D59000008C925708ED744F164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7:51:49.338421630</meta:creation-date>
    <dc:date>2017-04-05T18:05:45.690985835</dc:date>
    <meta:editing-duration>PT3M4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